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38cm" fo:min-width="5.449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734cm" fo:min-width="8.406cm" loext:decorative="false"/>
      <style:paragraph-properties style:writing-mode="lr-tb"/>
    </style:style>
    <style:style style:name="gr3" style:family="graphic" style:parent-style-name="objectwithoutfill">
      <style:graphic-properties draw:fill="none" draw:textarea-vertical-align="middle" loext:decorative="false"/>
    </style:style>
    <style:style style:name="gr4" style:family="graphic" style:parent-style-name="standard">
      <style:graphic-properties draw:textarea-horizontal-align="justify" draw:textarea-vertical-align="middle" draw:auto-grow-height="false" fo:min-height="1.049cm" fo:min-width="4.65cm" loext:decorative="false"/>
      <style:paragraph-properties style:writing-mode="lr-tb"/>
    </style:style>
    <style:style style:name="gr5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6" style:family="graphic" style:parent-style-name="standard">
      <style:graphic-properties draw:textarea-horizontal-align="justify" draw:textarea-vertical-align="middle" draw:auto-grow-height="false" fo:min-height="0.619cm" fo:min-width="1.98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411cm" svg:height="2.386cm" svg:x="11.338cm" svg:y="1.819cm">
          <text:p text:style-name="P1">ItemReposito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8.906cm" svg:height="1.984cm" svg:x="2.811cm" svg:y="5.245cm">
          <text:p text:style-name="P1">ItemDbLis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3cm" svg:y1="7.205cm" svg:x2="3cm" svg:y2="17.434cm">
          <text:p/>
        </draw:line>
        <draw:line draw:style-name="gr3" draw:text-style-name="P2" draw:layer="layout" svg:x1="6.662cm" svg:y1="9.78cm" svg:x2="3cm" svg:y2="9.78cm">
          <text:p/>
        </draw:line>
        <draw:line draw:style-name="gr3" draw:text-style-name="P2" draw:layer="layout" svg:x1="6.662cm" svg:y1="11.694cm" svg:x2="3cm" svg:y2="11.694cm">
          <text:p/>
        </draw:line>
        <draw:line draw:style-name="gr3" draw:text-style-name="P2" draw:layer="layout" svg:x1="6.662cm" svg:y1="13.489cm" svg:x2="3cm" svg:y2="13.489cm">
          <text:p/>
        </draw:line>
        <draw:custom-shape draw:style-name="gr4" draw:text-style-name="P1" draw:layer="layout" svg:width="5.15cm" svg:height="1.299cm" svg:x="6.52cm" svg:y="9.166cm">
          <text:p text:style-name="P1">ItemDb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15cm" svg:height="1.299cm" svg:x="6.52cm" svg:y="11.032cm">
          <text:p text:style-name="P1">ItemDb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15cm" svg:height="1.299cm" svg:x="6.52cm" svg:y="12.71cm">
          <text:p text:style-name="P1">ItemDb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1.481cm" svg:y1="5.197cm" svg:x2="12.804cm" svg:y2="3.874cm">
          <text:p/>
        </draw:line>
        <draw:line draw:style-name="gr3" draw:text-style-name="P2" draw:layer="layout" svg:x1="11.67cm" svg:y1="9.757cm" svg:x2="13.932cm" svg:y2="9.757cm">
          <text:p/>
        </draw:line>
        <draw:line draw:style-name="gr3" draw:text-style-name="P2" draw:layer="layout" svg:x1="13.938cm" svg:y1="14.269cm" svg:x2="13.938cm" svg:y2="9.744cm">
          <text:p/>
        </draw:line>
        <draw:line draw:style-name="gr3" draw:text-style-name="P2" draw:layer="layout" svg:x1="13.924cm" svg:y1="10.303cm" svg:x2="16.162cm" svg:y2="10.303cm">
          <text:p/>
        </draw:line>
        <draw:custom-shape draw:style-name="gr6" draw:text-style-name="P1" draw:layer="layout" svg:width="2.48cm" svg:height="0.869cm" svg:x="16.131cm" svg:y="9.895cm">
          <text:p text:style-name="P1">Item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3.925cm" svg:y1="12.23cm" svg:x2="16.163cm" svg:y2="12.23cm">
          <text:p/>
        </draw:line>
        <draw:custom-shape draw:style-name="gr6" draw:text-style-name="P1" draw:layer="layout" svg:width="2.48cm" svg:height="0.869cm" svg:x="16.132cm" svg:y="11.822cm">
          <text:p text:style-name="P1">Item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5T22:19:08.816334263</meta:creation-date>
    <dc:date>2023-09-25T22:24:14.983301853</dc:date>
    <meta:editing-duration>PT5M6S</meta:editing-duration>
    <meta:editing-cycles>2</meta:editing-cycles>
    <meta:generator>LibreOffice/7.6.1.2$Linux_X86_64 LibreOffice_project/60$Build-2</meta:generator>
    <meta:document-statistic meta:object-count="16"/>
  </office:meta>
</office:document-meta>
</file>